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pag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8.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7T18:35:32</dc:date>
    <dc:language>fr-BE</dc:language>
    <meta:editing-cycles>3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" meta:word-count="30" meta:character-count="145"/>
  </office:meta>
</office:document-meta>
</file>